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0.6547in"/>
    </style:style>
    <style:style style:name="co3" style:family="table-column">
      <style:table-column-properties fo:break-before="auto" style:column-width="1.3654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2.7417in"/>
    </style:style>
    <style:style style:name="co6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1.8457in"/>
    </style:style>
    <style:style style:name="co8" style:family="table-column">
      <style:table-column-properties fo:break-before="auto" style:column-width="4.653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6839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8492in" fo:break-before="auto" style:use-optimal-row-height="true"/>
    </style:style>
    <style:style style:name="ro5" style:family="table-row">
      <style:table-row-properties style:row-height="1.0154in" fo:break-before="auto" style:use-optimal-row-height="true"/>
    </style:style>
    <style:style style:name="ro6" style:family="table-row">
      <style:table-row-properties style:row-height="1.3472in" fo:break-before="auto" style:use-optimal-row-height="true"/>
    </style:style>
    <style:style style:name="ro7" style:family="table-row">
      <style:table-row-properties style:row-height="1.1811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Arial"/>
    </style:style>
    <style:style style:name="ce2" style:family="table-cell" style:parent-style-name="Default">
      <style:table-cell-properties fo:background-color="transparent" fo:border="none"/>
      <style:text-properties style:font-name="Arial"/>
    </style:style>
    <style:style style:name="ce3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style:font-name="Arial"/>
    </style:style>
    <style:style style:name="ce7" style:family="table-cell" style:parent-style-name="Default">
      <style:text-properties style:font-name="Ari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6"/>
        <table:table-column table:style-name="co9" table:number-columns-repeated="1014" table:default-cell-style-name="ce7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Manufacturer</text:p>
          </table:table-cell>
          <table:table-cell table:style-name="ce2" office:value-type="string">
            <text:p>MPN</text:p>
          </table:table-cell>
          <table:table-cell office:value-type="string">
            <text:p>Parts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31-XX</text:p>
          </table:table-cell>
          <table:table-cell office:value-type="string">
            <text:p>B3F-31XX</text:p>
          </table:table-cell>
          <table:table-cell table:style-name="ce3" office:value-type="string">
            <text:p>SWITCH, TACTILE, SPST-NO, 50mA, THD </text:p>
          </table:table-cell>
          <table:table-cell table:style-name="ce2" office:value-type="string">
            <text:p>Omron</text:p>
          </table:table-cell>
          <table:table-cell office:value-type="string">
            <text:p>1571610-2</text:p>
          </table:table-cell>
          <table:table-cell office:value-type="string">
            <text:p>S1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M02PTH</text:p>
          </table:table-cell>
          <table:table-cell office:value-type="string">
            <text:p>1X02</text:p>
          </table:table-cell>
          <table:table-cell office:value-type="string">
            <text:p>1x2 header</text:p>
          </table:table-cell>
          <table:table-cell/>
          <table:table-cell table:style-name="ce4" office:value-type="string">
            <text:p>2211S-02G</text:p>
          </table:table-cell>
          <table:table-cell office:value-type="string">
            <text:p>JP3, X35, X36, X37, X38</text:p>
          </table:table-cell>
          <table:table-cell table:number-columns-repeated="998"/>
          <table:table-cell/>
          <table:table-cell table:number-columns-repeated="15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0.22uF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table:style-name="ce2" office:value-type="string">
            <text:p>0.22uF 100V capacitor X or 15%</text:p>
          </table:table-cell>
          <table:table-cell table:style-name="ce2" office:value-type="string">
            <text:p>Yageo</text:p>
          </table:table-cell>
          <table:table-cell table:style-name="ce4" office:value-type="string">
            <text:p>CC0603KRX7R7BB224 </text:p>
          </table:table-cell>
          <table:table-cell office:value-type="string">
            <text:p>C31, C36, C41, C46, C51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r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table:style-name="ce2" office:value-type="string">
            <text:p>0r (zero ohm) 100mW 5% resistor</text:p>
          </table:table-cell>
          <table:table-cell table:style-name="ce2" office:value-type="string">
            <text:p>Bourns</text:p>
          </table:table-cell>
          <table:table-cell table:style-name="ce2" office:value-type="string">
            <text:p>CR0603-J/-000ELF </text:p>
          </table:table-cell>
          <table:table-cell office:value-type="string">
            <text:p>R12, R17, R18, R22, R26</text:p>
          </table:table-cell>
          <table:table-cell table:number-columns-repeated="998"/>
          <table:table-cell/>
          <table:table-cell table:number-columns-repeated="15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0r1</text:p>
          </table:table-cell>
          <table:table-cell office:value-type="string">
            <text:p>R-US_R1206</text:p>
          </table:table-cell>
          <table:table-cell office:value-type="string">
            <text:p>R1206</text:p>
          </table:table-cell>
          <table:table-cell table:style-name="ce2" office:value-type="string">
            <text:p>0r1 (0.1ohm) .5mW 1% resistor</text:p>
          </table:table-cell>
          <table:table-cell table:style-name="ce2" office:value-type="string">
            <text:p>Bourns</text:p>
          </table:table-cell>
          <table:table-cell table:style-name="ce2" office:value-type="string">
            <text:p>CRM1206-FX-R100ELF </text:p>
          </table:table-cell>
          <table:table-cell office:value-type="string">
            <text:p>R4, R7, R8, R10, R14, R15, R19, R20, R23, R24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.8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table:number-columns-repeated="2"/>
          <table:table-cell office:value-type="string">
            <text:p>RC0603JR-071K8L</text:p>
          </table:table-cell>
          <table:table-cell office:value-type="string">
            <text:p>R40, R41, R50, R55, R58, R69</text:p>
          </table:table-cell>
          <table:table-cell table:number-columns-repeated="998"/>
          <table:table-cell/>
          <table:table-cell table:number-columns-repeated="15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10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table:style-name="ce2" office:value-type="string">
            <text:p>100Kohm 100mW 1% resistor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C0603FR-07100KL</text:p>
          </table:table-cell>
          <table:table-cell office:value-type="string">
            <text:p>R43, R49, R52, R54, R57, R59, R60, R61, R62, R63, R71</text:p>
          </table:table-cell>
          <table:table-cell table:number-columns-repeated="998"/>
          <table:table-cell/>
          <table:table-cell table:number-columns-repeated="15"/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100nF</text:p>
          </table:table-cell>
          <table:table-cell office:value-type="string">
            <text:p>C-EU0603-RND</text:p>
          </table:table-cell>
          <table:table-cell office:value-type="string">
            <text:p>C0603-ROUND</text:p>
          </table:table-cell>
          <table:table-cell table:style-name="ce2" office:value-type="string">
            <text:p>0.1uF 50V capacitor</text:p>
          </table:table-cell>
          <table:table-cell table:style-name="ce2" office:value-type="string">
            <text:p>Kemet</text:p>
          </table:table-cell>
          <table:table-cell table:style-name="ce2" office:value-type="string">
            <text:p>C0603C104K5RACTU </text:p>
          </table:table-cell>
          <table:table-cell office:value-type="string">
            <text:p>C6, C7, C8, C9, C10, C11, C14, C15, C26, C52, C67, C68, C3, C4, C17, C18, C23, C24, C27, C28, C29, C32, C33, C34, C37, C38, C39, C42, C43, C44, C47, C48, C49, C55, C56, C59, C64, C71, C72, C73, C74, C75, C25, C60, C62</text:p>
          </table:table-cell>
          <table:table-cell table:number-columns-repeated="998"/>
          <table:table-cell/>
          <table:table-cell table:number-columns-repeated="15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100uF</text:p>
          </table:table-cell>
          <table:table-cell office:value-type="string">
            <text:p>CPOL-USE3.5-8</text:p>
          </table:table-cell>
          <table:table-cell office:value-type="string">
            <text:p>E3,5-8</text:p>
          </table:table-cell>
          <table:table-cell table:style-name="ce4" office:value-type="string">
            <text:p>Aluminum Electrolytic Capacitors - Leaded 100uF 50V 20% 105c </text:p>
          </table:table-cell>
          <table:table-cell office:value-type="string">
            <text:p>Nichicon</text:p>
          </table:table-cell>
          <table:table-cell office:value-type="string">
            <text:p>UVZ1H101MPD1TD</text:p>
          </table:table-cell>
          <table:table-cell office:value-type="string">
            <text:p>C65, C66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table:style-name="ce2" office:value-type="string">
            <text:p>10Kohm 100mW 1% resistor</text:p>
          </table:table-cell>
          <table:table-cell table:style-name="ce2" office:value-type="string">
            <text:p>Panasonic</text:p>
          </table:table-cell>
          <table:table-cell table:style-name="ce2" office:value-type="string">
            <text:p>ERJ3EKF1002V </text:p>
          </table:table-cell>
          <table:table-cell office:value-type="string">
            <text:p>R44, R45, R46, R47, R73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table:style-name="ce2" office:value-type="string">
            <text:p>10nF (0.01uF) 25V capacitor</text:p>
          </table:table-cell>
          <table:table-cell table:style-name="ce2" office:value-type="string">
            <text:p>TDK</text:p>
          </table:table-cell>
          <table:table-cell table:style-name="ce2" office:value-type="string">
            <text:p>C1608X7R1E103K </text:p>
          </table:table-cell>
          <table:table-cell office:value-type="string">
            <text:p>C35, C53, C54, C69, C70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r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table:style-name="ce2" office:value-type="string">
            <text:p>10r (10ohm) 100mW 1% resistor</text:p>
          </table:table-cell>
          <table:table-cell table:style-name="ce2" office:value-type="string">
            <text:p>Vishay</text:p>
          </table:table-cell>
          <table:table-cell table:style-name="ce2" office:value-type="string">
            <text:p>CRCW060310R0FKEA</text:p>
          </table:table-cell>
          <table:table-cell office:value-type="string">
            <text:p>R42, R48, R51, R53, R56, R70</text:p>
          </table:table-cell>
          <table:table-cell table:number-columns-repeated="998"/>
          <table:table-cell/>
          <table:table-cell table:number-columns-repeated="15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10uF</text:p>
          </table:table-cell>
          <table:table-cell office:value-type="string">
            <text:p>C-EUC1210K</text:p>
          </table:table-cell>
          <table:table-cell office:value-type="string">
            <text:p>C1210K</text:p>
          </table:table-cell>
          <table:table-cell table:style-name="ce4" office:value-type="string">
            <text:p>Multilayer Ceramic Capacitors MLCC - SMD/SMT 1210 10uF 25volts X5R 10% </text:p>
          </table:table-cell>
          <table:table-cell office:value-type="string">
            <text:p>TDK</text:p>
          </table:table-cell>
          <table:table-cell office:value-type="string">
            <text:p>C3225X5R1E106K</text:p>
          </table:table-cell>
          <table:table-cell office:value-type="string">
            <text:p>C30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uF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table:style-name="ce2" office:value-type="string">
            <text:p>10uF</text:p>
          </table:table-cell>
          <table:table-cell table:style-name="ce2" office:value-type="string">
            <text:p>Kemet</text:p>
          </table:table-cell>
          <table:table-cell table:style-name="ce2" office:value-type="string">
            <text:p>C0805C106K8PACTU</text:p>
          </table:table-cell>
          <table:table-cell office:value-type="string">
            <text:p>C2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uF</text:p>
          </table:table-cell>
          <table:table-cell office:value-type="string">
            <text:p>C-USC2220K</text:p>
          </table:table-cell>
          <table:table-cell office:value-type="string">
            <text:p>C2220K</text:p>
          </table:table-cell>
          <table:table-cell table:style-name="ce2" office:value-type="string">
            <text:p>10uF</text:p>
          </table:table-cell>
          <table:table-cell table:style-name="ce2" office:value-type="string">
            <text:p>TDK</text:p>
          </table:table-cell>
          <table:table-cell table:style-name="ce2" office:value-type="string">
            <text:p>C5750X7R1H106M</text:p>
          </table:table-cell>
          <table:table-cell office:value-type="string">
            <text:p>C45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6MHz KX-7</text:p>
          </table:table-cell>
          <table:table-cell table:number-columns-repeated="2" office:value-type="string">
            <text:p>CRYSTAL-3.2-2.5</text:p>
          </table:table-cell>
          <table:table-cell table:style-name="ce2" office:value-type="string">
            <text:p>16MHz KX-7 10ppm crystal</text:p>
          </table:table-cell>
          <table:table-cell table:style-name="ce2" office:value-type="string">
            <text:p>TXC</text:p>
          </table:table-cell>
          <table:table-cell table:style-name="ce2" office:value-type="string">
            <text:p>7m-16.000MEEQ-T</text:p>
          </table:table-cell>
          <table:table-cell office:value-type="string">
            <text:p>Y1, Y2</text:p>
          </table:table-cell>
          <table:table-cell table:number-columns-repeated="998"/>
          <table:table-cell/>
          <table:table-cell table:number-columns-repeated="1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table:style-name="ce3" office:value-type="string">
            <text:p>RESISTOR, THICK FILM, 1KOHM, 100mW, 1% </text:p>
          </table:table-cell>
          <table:table-cell table:style-name="ce2" office:value-type="string">
            <text:p>Panasonic</text:p>
          </table:table-cell>
          <table:table-cell table:style-name="ce4" office:value-type="string">
            <text:p>ERJ3EKF1001V </text:p>
          </table:table-cell>
          <table:table-cell office:value-type="string">
            <text:p>R33, R34, R35</text:p>
          </table:table-cell>
          <table:table-cell table:number-columns-repeated="998"/>
          <table:table-cell/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M</text:p>
          </table:table-cell>
          <table:table-cell office:value-type="string">
            <text:p>R-US_R0402</text:p>
          </table:table-cell>
          <table:table-cell office:value-type="string">
            <text:p>R0402</text:p>
          </table:table-cell>
          <table:table-cell table:style-name="ce3" office:value-type="string">
            <text:p>RES 1M OHM 1/10W 5% 0402 SMD</text:p>
          </table:table-cell>
          <table:table-cell table:style-name="ce2" office:value-type="string">
            <text:p>Panasonic</text:p>
          </table:table-cell>
          <table:table-cell table:style-name="ce4" office:value-type="string">
            <text:p>ERJ-2GEJ105X</text:p>
          </table:table-cell>
          <table:table-cell office:value-type="string">
            <text:p>R72</text:p>
          </table:table-cell>
          <table:table-cell table:number-columns-repeated="998"/>
          <table:table-cell/>
          <table:table-cell table:number-columns-repeated="15"/>
        </table:table-row>
        <table:table-row table:style-name="ro5">
          <table:table-cell office:value-type="float" office:value="8">
            <text:p>8</text:p>
          </table:table-cell>
          <table:table-cell table:number-columns-repeated="2" office:value-type="string">
            <text:p>1N4148WT</text:p>
          </table:table-cell>
          <table:table-cell office:value-type="string">
            <text:p>SOD523</text:p>
          </table:table-cell>
          <table:table-cell table:style-name="ce4" office:value-type="string">
            <text:p>iode Small Signal Switching 75V 2-Pin SOD-523F T/R </text:p>
          </table:table-cell>
          <table:table-cell office:value-type="string">
            <text:p>Fairchild</text:p>
          </table:table-cell>
          <table:table-cell table:style-name="ce4" office:value-type="string">
            <text:p>1N4148WT </text:p>
          </table:table-cell>
          <table:table-cell office:value-type="string">
            <text:p>D11, D13, D14, D15, D16, D17, D18, D19</text:p>
          </table:table-cell>
          <table:table-cell table:number-columns-repeated="998"/>
          <table:table-cell/>
          <table:table-cell table:number-columns-repeated="15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 office:value-type="string">
            <text:p>4R-NCAY16</text:p>
          </table:table-cell>
          <table:table-cell office:value-type="string">
            <text:p>CAY16</text:p>
          </table:table-cell>
          <table:table-cell table:style-name="ce3" office:value-type="string">
            <text:p>Resistor Networks &amp; Arrays 1K 5% Convex 4resistors </text:p>
          </table:table-cell>
          <table:table-cell table:style-name="ce2" office:value-type="string">
            <text:p>Bourns</text:p>
          </table:table-cell>
          <table:table-cell table:style-name="ce2" office:value-type="string">
            <text:p>CAY16-102J4LF</text:p>
          </table:table-cell>
          <table:table-cell office:value-type="string">
            <text:p>RN5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uF</text:p>
          </table:table-cell>
          <table:table-cell office:value-type="string">
            <text:p>C-EU0603-RND</text:p>
          </table:table-cell>
          <table:table-cell office:value-type="string">
            <text:p>C0603-ROUND</text:p>
          </table:table-cell>
          <table:table-cell table:style-name="ce2" office:value-type="string">
            <text:p>1uF 10V capacitor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CC0603ZRY5V6BB105 </text:p>
          </table:table-cell>
          <table:table-cell office:value-type="string">
            <text:p>C16</text:p>
          </table:table-cell>
          <table:table-cell table:number-columns-repeated="998"/>
          <table:table-cell/>
          <table:table-cell table:number-columns-repeated="15"/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1uF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table:style-name="ce4" office:value-type="string">
            <text:p>Multilayer Ceramic Capacitors MLCC - SMD/SMT 1.0UF 50V 10% 0805  </text:p>
          </table:table-cell>
          <table:table-cell office:value-type="string">
            <text:p>Murata</text:p>
          </table:table-cell>
          <table:table-cell table:style-name="ce4" office:value-type="string">
            <text:p>GRM21BR71H105KA12L </text:p>
          </table:table-cell>
          <table:table-cell office:value-type="string">
            <text:p>C40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2R</text:p>
          </table:table-cell>
          <table:table-cell office:value-type="string">
            <text:p>R-US_R0402</text:p>
          </table:table-cell>
          <table:table-cell office:value-type="string">
            <text:p>R0402</text:p>
          </table:table-cell>
          <table:table-cell table:style-name="ce2" office:value-type="string">
            <text:p>22R (22ohm) 62.5mW 1% resistor</text:p>
          </table:table-cell>
          <table:table-cell table:style-name="ce2" office:value-type="string">
            <text:p>Yageo</text:p>
          </table:table-cell>
          <table:table-cell table:style-name="ce2" office:value-type="string">
            <text:p>RC0402FR-0722RL</text:p>
          </table:table-cell>
          <table:table-cell office:value-type="string">
            <text:p>R1, R2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2pF</text:p>
          </table:table-cell>
          <table:table-cell office:value-type="string">
            <text:p>C-EU0603-RND</text:p>
          </table:table-cell>
          <table:table-cell office:value-type="string">
            <text:p>C0603-ROUND</text:p>
          </table:table-cell>
          <table:table-cell table:style-name="ce2" office:value-type="string">
            <text:p>22pF 50V capacitor</text:p>
          </table:table-cell>
          <table:table-cell table:style-name="ce2" office:value-type="string">
            <text:p>TDK</text:p>
          </table:table-cell>
          <table:table-cell table:style-name="ce2" office:value-type="string">
            <text:p>C1608C0G1H220J</text:p>
          </table:table-cell>
          <table:table-cell office:value-type="string">
            <text:p>C1, C12, C13, C57, C58</text:p>
          </table:table-cell>
          <table:table-cell table:number-columns-repeated="998"/>
          <table:table-cell/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.3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table:style-name="ce3" office:value-type="string">
            <text:p>RESISTOR, THICK FILM, 3.3KOHM, 100mW, 5% </text:p>
          </table:table-cell>
          <table:table-cell table:style-name="ce2" office:value-type="string">
            <text:p>panasonic</text:p>
          </table:table-cell>
          <table:table-cell table:style-name="ce3" office:value-type="string">
            <text:p>erj3geyj332v</text:p>
          </table:table-cell>
          <table:table-cell office:value-type="string">
            <text:p>R30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32u2 EXT</text:p>
          </table:table-cell>
          <table:table-cell office:value-type="string">
            <text:p>M08X2</text:p>
          </table:table-cell>
          <table:table-cell office:value-type="string">
            <text:p>2X8</text:p>
          </table:table-cell>
          <table:table-cell office:value-type="string">
            <text:p>2x8 header</text:p>
          </table:table-cell>
          <table:table-cell table:number-columns-repeated="2"/>
          <table:table-cell office:value-type="string">
            <text:p>X16</text:p>
          </table:table-cell>
          <table:table-cell table:number-columns-repeated="998"/>
          <table:table-cell/>
          <table:table-cell table:number-columns-repeated="15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33uH</text:p>
          </table:table-cell>
          <table:table-cell office:value-type="string">
            <text:p>L-USNR8040</text:p>
          </table:table-cell>
          <table:table-cell office:value-type="string">
            <text:p>NR8040</text:p>
          </table:table-cell>
          <table:table-cell table:style-name="ce4" office:value-type="string">
            <text:p>Fixed Inductors 33uH </text:p>
          </table:table-cell>
          <table:table-cell office:value-type="string">
            <text:p>TDK</text:p>
          </table:table-cell>
          <table:table-cell office:value-type="string">
            <text:p>VLP8040T-330M</text:p>
          </table:table-cell>
          <table:table-cell office:value-type="string">
            <text:p>L3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x2M</text:p>
          </table:table-cell>
          <table:table-cell office:value-type="string">
            <text:p>PINHD-2X3</text:p>
          </table:table-cell>
          <table:table-cell office:value-type="string">
            <text:p>2X03</text:p>
          </table:table-cell>
          <table:table-cell table:style-name="ce2" office:value-type="string">
            <text:p>2x3 header</text:p>
          </table:table-cell>
          <table:table-cell table:style-name="ce2"/>
          <table:table-cell office:value-type="string">
            <text:p>2213S-06G</text:p>
          </table:table-cell>
          <table:table-cell office:value-type="string">
            <text:p>X17, X18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.7nF</text:p>
          </table:table-cell>
          <table:table-cell office:value-type="string">
            <text:p>C-EUC0402</text:p>
          </table:table-cell>
          <table:table-cell office:value-type="string">
            <text:p>C0402</text:p>
          </table:table-cell>
          <table:table-cell table:number-columns-repeated="2"/>
          <table:table-cell office:value-type="string">
            <text:p>CC0402KRX7R8BB472</text:p>
          </table:table-cell>
          <table:table-cell office:value-type="string">
            <text:p>C63</text:p>
          </table:table-cell>
          <table:table-cell table:number-columns-repeated="998"/>
          <table:table-cell/>
          <table:table-cell table:number-columns-repeated="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47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table:number-columns-repeated="2"/>
          <table:table-cell table:style-name="ce4" office:value-type="string">
            <text:p>CRCW0603470KFKEA </text:p>
          </table:table-cell>
          <table:table-cell office:value-type="string">
            <text:p>R3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0uF</text:p>
          </table:table-cell>
          <table:table-cell office:value-type="string">
            <text:p>CPOL-USC12,5-5</text:p>
          </table:table-cell>
          <table:table-cell office:value-type="string">
            <text:p>C12,5-5</text:p>
          </table:table-cell>
          <table:table-cell office:value-type="string">
            <text:p>CAPACITOR ALUM ELEC, 470UF, 50V, 20%, RADIAL</text:p>
          </table:table-cell>
          <table:table-cell office:value-type="string">
            <text:p>nichicon</text:p>
          </table:table-cell>
          <table:table-cell office:value-type="string">
            <text:p>UPW1H471MHD1TO</text:p>
          </table:table-cell>
          <table:table-cell office:value-type="string">
            <text:p>C76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4K7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table:style-name="ce2" office:value-type="string">
            <text:p>4K7 (4.7Kohm) 100mW 1% resistor</text:p>
          </table:table-cell>
          <table:table-cell table:style-name="ce2" office:value-type="string">
            <text:p>Panasonic</text:p>
          </table:table-cell>
          <table:table-cell table:style-name="ce2" office:value-type="string">
            <text:p>ERJ3EKF4701V </text:p>
          </table:table-cell>
          <table:table-cell office:value-type="string">
            <text:p>R27, R28, R31, R32, R36, R37, R38, R39</text:p>
          </table:table-cell>
          <table:table-cell table:number-columns-repeated="998"/>
          <table:table-cell/>
          <table:table-cell table:number-columns-repeated="1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56r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table:style-name="ce3" office:value-type="string">
            <text:p>RESISTOR, THICK FILM, 56OHM, 100mW, 5% </text:p>
          </table:table-cell>
          <table:table-cell table:style-name="ce2" office:value-type="string">
            <text:p>Vishay</text:p>
          </table:table-cell>
          <table:table-cell table:style-name="ce3" office:value-type="string">
            <text:p>CRCW060356R0JNEA </text:p>
          </table:table-cell>
          <table:table-cell office:value-type="string">
            <text:p>R29, R65, R66, R67, R68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4982</text:p>
          </table:table-cell>
          <table:table-cell office:value-type="string">
            <text:p>A4982QFN32ROUNDPADS</text:p>
          </table:table-cell>
          <table:table-cell office:value-type="string">
            <text:p>QFN32TROUND</text:p>
          </table:table-cell>
          <table:table-cell office:value-type="string">
            <text:p>A4982</text:p>
          </table:table-cell>
          <table:table-cell office:value-type="string">
            <text:p>Allegro</text:p>
          </table:table-cell>
          <table:table-cell office:value-type="string">
            <text:p>A4982SETTR-T</text:p>
          </table:table-cell>
          <table:table-cell office:value-type="string">
            <text:p>U5, U6, U7, U8, U9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AD5206</text:p>
          </table:table-cell>
          <table:table-cell office:value-type="string">
            <text:p>TSSOP24</text:p>
          </table:table-cell>
          <table:table-cell table:style-name="ce2" office:value-type="string">
            <text:p>AD5206 (IC)</text:p>
          </table:table-cell>
          <table:table-cell table:style-name="ce2"/>
          <table:table-cell table:style-name="ce2" office:value-type="string">
            <text:p>AD5206BRUZ10</text:p>
          </table:table-cell>
          <table:table-cell office:value-type="string">
            <text:p>U4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ADUM7441</text:p>
          </table:table-cell>
          <table:table-cell office:value-type="string">
            <text:p>QSOP16</text:p>
          </table:table-cell>
          <table:table-cell table:number-columns-repeated="2"/>
          <table:table-cell office:value-type="string">
            <text:p>ADUM7441ARQZ-RL7</text:p>
          </table:table-cell>
          <table:table-cell office:value-type="string">
            <text:p>U10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TMEGA2560-16AU</text:p>
          </table:table-cell>
          <table:table-cell office:value-type="string">
            <text:p>ATMEGA25602560-16AU</text:p>
          </table:table-cell>
          <table:table-cell office:value-type="string">
            <text:p>TQFP100</text:p>
          </table:table-cell>
          <table:table-cell table:style-name="ce2" office:value-type="string">
            <text:p>ATMEGA2560-16AU (IC)</text:p>
          </table:table-cell>
          <table:table-cell table:style-name="ce2"/>
          <table:table-cell table:style-name="ce2" office:value-type="string">
            <text:p>ATMEGA2560-16AU</text:p>
          </table:table-cell>
          <table:table-cell office:value-type="string">
            <text:p>U2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TMEGA32U2-MUR</text:p>
          </table:table-cell>
          <table:table-cell office:value-type="string">
            <text:p>ATMEGA16U2-MU</text:p>
          </table:table-cell>
          <table:table-cell office:value-type="string">
            <text:p>MLF32</text:p>
          </table:table-cell>
          <table:table-cell table:style-name="ce2" office:value-type="string">
            <text:p>ATMEGA32U2-MUR (IC)</text:p>
          </table:table-cell>
          <table:table-cell table:style-name="ce2" office:value-type="string">
            <text:p>Atmega</text:p>
          </table:table-cell>
          <table:table-cell table:style-name="ce2" office:value-type="string">
            <text:p>ATMEGA32U2-MU</text:p>
          </table:table-cell>
          <table:table-cell office:value-type="string">
            <text:p>U1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240A-13-F</text:p>
          </table:table-cell>
          <table:table-cell office:value-type="string">
            <text:p>SCHOTTKY-DIODE</text:p>
          </table:table-cell>
          <table:table-cell office:value-type="string">
            <text:p>SMA-SM</text:p>
          </table:table-cell>
          <table:table-cell table:style-name="ce2" office:value-type="string">
            <text:p>40V 2A Diode</text:p>
          </table:table-cell>
          <table:table-cell table:style-name="ce2" office:value-type="string">
            <text:p>Diodes Inc.</text:p>
          </table:table-cell>
          <table:table-cell table:style-name="ce2" office:value-type="string">
            <text:p>B240A-13-F</text:p>
          </table:table-cell>
          <table:table-cell office:value-type="string">
            <text:p>D1, D3, D6, D10</text:p>
          </table:table-cell>
          <table:table-cell table:number-columns-repeated="998"/>
          <table:table-cell/>
          <table:table-cell table:number-columns-repeated="15"/>
        </table:table-row>
        <table:table-row table:style-name="ro5">
          <table:table-cell office:value-type="float" office:value="6">
            <text:p>6</text:p>
          </table:table-cell>
          <table:table-cell table:number-columns-repeated="2" office:value-type="string">
            <text:p>C-GRID-02-70543</text:p>
          </table:table-cell>
          <table:table-cell office:value-type="string">
            <text:p>70543-02</text:p>
          </table:table-cell>
          <table:table-cell table:style-name="ce3" office:value-type="string">
            <text:p>WIRE-BOARD CONNECTOR HEADER 2POS, 2.54MM </text:p>
          </table:table-cell>
          <table:table-cell table:style-name="ce2" office:value-type="string">
            <text:p>Molex</text:p>
          </table:table-cell>
          <table:table-cell table:style-name="ce3" office:value-type="string">
            <text:p>70543-0001 </text:p>
          </table:table-cell>
          <table:table-cell office:value-type="string">
            <text:p>X1, X3, X5, X9, X27, X28, X29, X30</text:p>
          </table:table-cell>
          <table:table-cell table:number-columns-repeated="998"/>
          <table:table-cell/>
          <table:table-cell table:number-columns-repeated="15"/>
        </table:table-row>
        <table:table-row table:style-name="ro5">
          <table:table-cell office:value-type="float" office:value="6">
            <text:p>6</text:p>
          </table:table-cell>
          <table:table-cell table:number-columns-repeated="2" office:value-type="string">
            <text:p>C-GRID-03-70543</text:p>
          </table:table-cell>
          <table:table-cell office:value-type="string">
            <text:p>70543-03</text:p>
          </table:table-cell>
          <table:table-cell table:style-name="ce3" office:value-type="string">
            <text:p>WIRE-BOARD CONNECTOR HEADER 3POS, 2.54MM </text:p>
          </table:table-cell>
          <table:table-cell table:style-name="ce2" office:value-type="string">
            <text:p>Molex</text:p>
          </table:table-cell>
          <table:table-cell table:style-name="ce3" office:value-type="string">
            <text:p>70543-0002 </text:p>
          </table:table-cell>
          <table:table-cell office:value-type="string">
            <text:p>X21, X22, X23, X24, X25, X26</text:p>
          </table:table-cell>
          <table:table-cell table:number-columns-repeated="998"/>
          <table:table-cell/>
          <table:table-cell table:number-columns-repeated="15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C-GRID-04-70543</text:p>
          </table:table-cell>
          <table:table-cell office:value-type="string">
            <text:p>MPT4</text:p>
          </table:table-cell>
          <table:table-cell office:value-type="string">
            <text:p>4POL254</text:p>
          </table:table-cell>
          <table:table-cell table:style-name="ce3" office:value-type="string">
            <text:p>WIRE-BOARD CONNECTOR HEADER 4POS, 2.54MM </text:p>
          </table:table-cell>
          <table:table-cell table:style-name="ce2" office:value-type="string">
            <text:p>Molex</text:p>
          </table:table-cell>
          <table:table-cell table:style-name="ce3" office:value-type="string">
            <text:p>70543-0038 </text:p>
          </table:table-cell>
          <table:table-cell office:value-type="string">
            <text:p>X4, X6, X7, X8, X10, X14, X15</text:p>
          </table:table-cell>
          <table:table-cell table:number-columns-repeated="998"/>
          <table:table-cell/>
          <table:table-cell table:number-columns-repeated="15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10uH</text:p>
          </table:table-cell>
          <table:table-cell office:value-type="string">
            <text:p>L-US</text:p>
          </table:table-cell>
          <table:table-cell office:value-type="string">
            <text:p>C0805</text:p>
          </table:table-cell>
          <table:table-cell table:style-name="ce5" office:value-type="string">
            <text:p>INDUCTOR 10UH 20% 0805 SMD</text:p>
          </table:table-cell>
          <table:table-cell office:value-type="string">
            <text:p>Taiyo Yuden</text:p>
          </table:table-cell>
          <table:table-cell office:value-type="string">
            <text:p>CBC2012T100M</text:p>
          </table:table-cell>
          <table:table-cell office:value-type="string">
            <text:p>L2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D1206-S01575</text:p>
          </table:table-cell>
          <table:table-cell office:value-type="string">
            <text:p>DIODE-MINIMELF</text:p>
          </table:table-cell>
          <table:table-cell office:value-type="string">
            <text:p>MINIMELF</text:p>
          </table:table-cell>
          <table:table-cell table:style-name="ce2" office:value-type="string">
            <text:p>100V 150mA diode</text:p>
          </table:table-cell>
          <table:table-cell table:style-name="ce2" office:value-type="string">
            <text:p>Bourns</text:p>
          </table:table-cell>
          <table:table-cell table:style-name="ce2" office:value-type="string">
            <text:p>CD1206-S01575</text:p>
          </table:table-cell>
          <table:table-cell office:value-type="string">
            <text:p>D4, D5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G0603MLC-05E</text:p>
          </table:table-cell>
          <table:table-cell office:value-type="string">
            <text:p>VARISTORCN0603</text:p>
          </table:table-cell>
          <table:table-cell office:value-type="string">
            <text:p>CT/CN0603</text:p>
          </table:table-cell>
          <table:table-cell table:style-name="ce2" office:value-type="string">
            <text:p>5V 20V varistor</text:p>
          </table:table-cell>
          <table:table-cell table:style-name="ce2" office:value-type="string">
            <text:p>Bourns</text:p>
          </table:table-cell>
          <table:table-cell table:style-name="ce2" office:value-type="string">
            <text:p>CG0603MLC-05E</text:p>
          </table:table-cell>
          <table:table-cell office:value-type="string">
            <text:p>Z1, Z2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T-2</text:p>
          </table:table-cell>
          <table:table-cell office:value-type="string">
            <text:p>M10X2</text:p>
          </table:table-cell>
          <table:table-cell office:value-type="string">
            <text:p>2X10</text:p>
          </table:table-cell>
          <table:table-cell table:style-name="ce2" office:value-type="string">
            <text:p>2x10 header</text:p>
          </table:table-cell>
          <table:table-cell table:style-name="ce2"/>
          <table:table-cell table:style-name="ce4" office:value-type="string">
            <text:p>2213S-20G </text:p>
          </table:table-cell>
          <table:table-cell office:value-type="string">
            <text:p>X13</text:p>
          </table:table-cell>
          <table:table-cell table:number-columns-repeated="998"/>
          <table:table-cell/>
          <table:table-cell table:number-columns-repeated="15"/>
        </table:table-row>
        <table:table-row table:style-name="ro4">
          <table:table-cell office:value-type="float" office:value="1">
            <text:p>1</text:p>
          </table:table-cell>
          <table:table-cell table:number-columns-repeated="2" office:value-type="string">
            <text:p>FUSE</text:p>
          </table:table-cell>
          <table:table-cell office:value-type="string">
            <text:p>FUSE-ATO-SMD</text:p>
          </table:table-cell>
          <table:table-cell table:style-name="ce4" office:value-type="string">
            <text:p>FUSE HOLDER, AUTO BLADE, SMT </text:p>
          </table:table-cell>
          <table:table-cell office:value-type="string">
            <text:p>Keystone</text:p>
          </table:table-cell>
          <table:table-cell table:style-name="ce4" office:value-type="string">
            <text:p>3587TR </text:p>
          </table:table-cell>
          <table:table-cell office:value-type="string">
            <text:p>F4</text:p>
          </table:table-cell>
          <table:table-cell table:number-columns-repeated="998"/>
          <table:table-cell/>
          <table:table-cell table:number-columns-repeated="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office:value-type="string">
            <text:p>LEDCHIP-LED0805</text:p>
          </table:table-cell>
          <table:table-cell office:value-type="string">
            <text:p>CHIP-LED0805</text:p>
          </table:table-cell>
          <table:table-cell table:style-name="ce2" office:value-type="string">
            <text:p>GREEN LED</text:p>
          </table:table-cell>
          <table:table-cell table:style-name="ce2"/>
          <table:table-cell table:style-name="ce4" office:value-type="string">
            <text:p>5988170107F </text:p>
          </table:table-cell>
          <table:table-cell office:value-type="string">
            <text:p>LED7</text:p>
          </table:table-cell>
          <table:table-cell table:number-columns-repeated="998"/>
          <table:table-cell/>
          <table:table-cell table:number-columns-repeated="1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RLML6346TRPBF</text:p>
          </table:table-cell>
          <table:table-cell office:value-type="string">
            <text:p>MOSFET-NCHANNELSMD</text:p>
          </table:table-cell>
          <table:table-cell office:value-type="string">
            <text:p>SOT23-3</text:p>
          </table:table-cell>
          <table:table-cell table:style-name="ce4" office:value-type="string">
            <text:p>N CH MOSFET, 30V, 3.4A, 3-SOT-23</text:p>
          </table:table-cell>
          <table:table-cell/>
          <table:table-cell office:value-type="string">
            <text:p>IRLML6346TRPBF</text:p>
          </table:table-cell>
          <table:table-cell office:value-type="string">
            <text:p>Q4, Q8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LM22675</text:p>
          </table:table-cell>
          <table:table-cell office:value-type="string">
            <text:p>SOIC127P600X170-9N</text:p>
          </table:table-cell>
          <table:table-cell table:number-columns-repeated="2"/>
          <table:table-cell office:value-type="string">
            <text:p>LM22675MRE-5.0/NOPB</text:p>
          </table:table-cell>
          <table:table-cell office:value-type="string">
            <text:p>U3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M05PTH</text:p>
          </table:table-cell>
          <table:table-cell office:value-type="string">
            <text:p>1X05</text:p>
          </table:table-cell>
          <table:table-cell table:style-name="ce2" office:value-type="string">
            <text:p>1x5</text:p>
          </table:table-cell>
          <table:table-cell table:style-name="ce2"/>
          <table:table-cell office:value-type="string">
            <text:p>2211S-05G</text:p>
          </table:table-cell>
          <table:table-cell office:value-type="string">
            <text:p>X20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M05X2PTH</text:p>
          </table:table-cell>
          <table:table-cell office:value-type="string">
            <text:p>AVR_ICSP</text:p>
          </table:table-cell>
          <table:table-cell table:style-name="ce2" office:value-type="string">
            <text:p>2x5 header</text:p>
          </table:table-cell>
          <table:table-cell table:style-name="ce2"/>
          <table:table-cell office:value-type="string">
            <text:p>2213S-10G</text:p>
          </table:table-cell>
          <table:table-cell office:value-type="string">
            <text:p>X39, X32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F-MSMF050-2 500mA</text:p>
          </table:table-cell>
          <table:table-cell office:value-type="string">
            <text:p>L-EUL1812</text:p>
          </table:table-cell>
          <table:table-cell office:value-type="string">
            <text:p>L1812</text:p>
          </table:table-cell>
          <table:table-cell table:style-name="ce2" office:value-type="string">
            <text:p>500mA 15V fuse ptc reset</text:p>
          </table:table-cell>
          <table:table-cell table:style-name="ce2" office:value-type="string">
            <text:p>Bourns</text:p>
          </table:table-cell>
          <table:table-cell table:style-name="ce2" office:value-type="string">
            <text:p>MF-MSMF050-2</text:p>
          </table:table-cell>
          <table:table-cell office:value-type="string">
            <text:p>F1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MSTBA6</text:p>
          </table:table-cell>
          <table:table-cell table:style-name="ce2" office:value-type="string">
            <text:p>6 pin fixed terminal block</text:p>
          </table:table-cell>
          <table:table-cell table:style-name="ce2" office:value-type="string">
            <text:p>Molex</text:p>
          </table:table-cell>
          <table:table-cell table:style-name="ce2" office:value-type="string">
            <text:p>39532-1006</text:p>
          </table:table-cell>
          <table:table-cell office:value-type="string">
            <text:p>X33</text:p>
          </table:table-cell>
          <table:table-cell table:number-columns-repeated="998"/>
          <table:table-cell/>
          <table:table-cell table:number-columns-repeated="15"/>
        </table:table-row>
        <table:table-row table:style-name="ro4">
          <table:table-cell office:value-type="float" office:value="1">
            <text:p>1</text:p>
          </table:table-cell>
          <table:table-cell table:number-columns-repeated="3" office:value-type="string">
            <text:p>MSTBV10</text:p>
          </table:table-cell>
          <table:table-cell table:style-name="ce4" office:value-type="string">
            <text:p>CONN HEADER 10POS 5.08MM STR TIN</text:p>
          </table:table-cell>
          <table:table-cell office:value-type="string">
            <text:p>Molex</text:p>
          </table:table-cell>
          <table:table-cell office:value-type="string">
            <text:p>39531-1010</text:p>
          </table:table-cell>
          <table:table-cell office:value-type="string">
            <text:p>X11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string">
            <text:p>OMNI-BLOK</text:p>
          </table:table-cell>
          <table:table-cell table:style-name="ce2" office:value-type="string">
            <text:p>5A fuse/fuse block</text:p>
          </table:table-cell>
          <table:table-cell table:style-name="ce2" office:value-type="string">
            <text:p>Littlefuse</text:p>
          </table:table-cell>
          <table:table-cell table:style-name="ce2" office:value-type="string">
            <text:p>0154005.DR</text:p>
          </table:table-cell>
          <table:table-cell office:value-type="string">
            <text:p>F2, F3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SMN7R0-60YS</text:p>
          </table:table-cell>
          <table:table-cell office:value-type="string">
            <text:p>PH7030L</text:p>
          </table:table-cell>
          <table:table-cell office:value-type="string">
            <text:p>SOT669</text:p>
          </table:table-cell>
          <table:table-cell table:style-name="ce2" office:value-type="string">
            <text:p>PH7030L (Mosfet) 60V 356A 117W</text:p>
          </table:table-cell>
          <table:table-cell table:style-name="ce2" office:value-type="string">
            <text:p>NXP</text:p>
          </table:table-cell>
          <table:table-cell table:style-name="ce2" office:value-type="string">
            <text:p>PSMN7R0-60YS,115</text:p>
          </table:table-cell>
          <table:table-cell office:value-type="string">
            <text:p>Q1, Q2, Q3, Q5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WM_EXT</text:p>
          </table:table-cell>
          <table:table-cell office:value-type="string">
            <text:p>M06SIP</text:p>
          </table:table-cell>
          <table:table-cell office:value-type="string">
            <text:p>1X06</text:p>
          </table:table-cell>
          <table:table-cell table:style-name="ce2" office:value-type="string">
            <text:p>1x6 header</text:p>
          </table:table-cell>
          <table:table-cell table:style-name="ce2"/>
          <table:table-cell office:value-type="string">
            <text:p>2213S-06G</text:p>
          </table:table-cell>
          <table:table-cell office:value-type="string">
            <text:p>X34</text:p>
          </table:table-cell>
          <table:table-cell table:number-columns-repeated="998"/>
          <table:table-cell/>
          <table:table-cell table:number-columns-repeated="15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D</text:p>
          </table:table-cell>
          <table:table-cell office:value-type="string">
            <text:p>LEDCHIP-LED0805</text:p>
          </table:table-cell>
          <table:table-cell office:value-type="string">
            <text:p>CHIP-LED0805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Dialight</text:p>
          </table:table-cell>
          <table:table-cell table:style-name="ce4" office:value-type="string">
            <text:p>5988110107F </text:p>
          </table:table-cell>
          <table:table-cell office:value-type="string">
            <text:p>LED2, LED3, LED4, LED5, LED6, LED8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3A</text:p>
          </table:table-cell>
          <table:table-cell office:value-type="string">
            <text:p>DIODE-D0-214AB</text:p>
          </table:table-cell>
          <table:table-cell office:value-type="string">
            <text:p>DO-214AB</text:p>
          </table:table-cell>
          <table:table-cell table:style-name="ce2" office:value-type="string">
            <text:p>3A 50V Diode</text:p>
          </table:table-cell>
          <table:table-cell table:style-name="ce2"/>
          <table:table-cell table:style-name="ce2" office:value-type="string">
            <text:p>S3A</text:p>
          </table:table-cell>
          <table:table-cell office:value-type="string">
            <text:p>D7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K310A-TP</text:p>
          </table:table-cell>
          <table:table-cell office:value-type="string">
            <text:p>SCHOTTKY-DIODE</text:p>
          </table:table-cell>
          <table:table-cell office:value-type="string">
            <text:p>SMA-SM</text:p>
          </table:table-cell>
          <table:table-cell office:value-type="string">
            <text:p>DIODE SCHOTTKY 100V 3A SMA </text:p>
          </table:table-cell>
          <table:table-cell/>
          <table:table-cell office:value-type="string">
            <text:p>SK310A-TP</text:p>
          </table:table-cell>
          <table:table-cell office:value-type="string">
            <text:p>D2, D8, D20,D1, D3, D6, D10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PI</text:p>
          </table:table-cell>
          <table:table-cell office:value-type="string">
            <text:p>M04X2</text:p>
          </table:table-cell>
          <table:table-cell office:value-type="string">
            <text:p>2X4</text:p>
          </table:table-cell>
          <table:table-cell office:value-type="string">
            <text:p>M04X2</text:p>
          </table:table-cell>
          <table:table-cell table:style-name="ce2"/>
          <table:table-cell table:style-name="ce3" office:value-type="string">
            <text:p>2213S-08G </text:p>
          </table:table-cell>
          <table:table-cell office:value-type="string">
            <text:p>X12, X40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ZMM3Z4V7T1G</text:p>
          </table:table-cell>
          <table:table-cell office:value-type="string">
            <text:p>ZENER-DIODESOD323</text:p>
          </table:table-cell>
          <table:table-cell office:value-type="string">
            <text:p>SOD323-R</text:p>
          </table:table-cell>
          <table:table-cell table:number-columns-repeated="2"/>
          <table:table-cell office:value-type="string">
            <text:p>SZMM3Z4V7T1G</text:p>
          </table:table-cell>
          <table:table-cell office:value-type="string">
            <text:p>D12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SB B-TH</text:p>
          </table:table-cell>
          <table:table-cell table:number-columns-repeated="2" office:value-type="string">
            <text:p>PN61729</text:p>
          </table:table-cell>
          <table:table-cell table:style-name="ce2" office:value-type="string">
            <text:p>USB B-TH connector</text:p>
          </table:table-cell>
          <table:table-cell table:style-name="ce2" office:value-type="string">
            <text:p>FCI</text:p>
          </table:table-cell>
          <table:table-cell table:style-name="ce2" office:value-type="string">
            <text:p>61729-0010BLF</text:p>
          </table:table-cell>
          <table:table-cell office:value-type="string">
            <text:p>X2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YELLOW</text:p>
          </table:table-cell>
          <table:table-cell office:value-type="string">
            <text:p>LEDCHIP-LED0805</text:p>
          </table:table-cell>
          <table:table-cell office:value-type="string">
            <text:p>CHIP-LED0805</text:p>
          </table:table-cell>
          <table:table-cell table:style-name="ce2" office:value-type="string">
            <text:p>YELLOW LED</text:p>
          </table:table-cell>
          <table:table-cell table:style-name="ce2" office:value-type="string">
            <text:p>Dialight</text:p>
          </table:table-cell>
          <table:table-cell table:style-name="ce2" office:value-type="string">
            <text:p><text:s text:c="4"/>5988140107F</text:p>
          </table:table-cell>
          <table:table-cell office:value-type="string">
            <text:p>LED1, LED9, LED10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  <table:table-cell office:value-type="string">
            <text:p>Bar Code Label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style-name="ce2" office:value-type="string">
            <text:p>PCB</text:p>
          </table:table-cell>
          <table:table-cell table:style-name="ce2"/>
          <table:table-cell table:style-name="ce2" office:value-type="string">
            <text:p>RAMBoPCB1.2</text:p>
          </table:table-cell>
          <table:table-cell office:value-type="string">
            <text:p>PCB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table:number-columns-repeated="1006"/>
          <table:table-cell/>
          <table:table-cell table:number-columns-repeated="15"/>
        </table:table-row>
        <table:table-row table:style-name="ro1">
          <table:table-cell office:value-type="float" office:value="0.012">
            <text:p>0.012</text:p>
          </table:table-cell>
          <table:table-cell table:number-columns-repeated="3"/>
          <table:table-cell table:style-name="ce2" office:value-type="string">
            <text:p>white wire</text:p>
          </table:table-cell>
          <table:table-cell table:style-name="ce2" table:number-columns-repeated="2"/>
          <table:table-cell office:value-type="string">
            <text:p>White Wire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0.008">
            <text:p>0.008</text:p>
          </table:table-cell>
          <table:table-cell table:number-columns-repeated="3"/>
          <table:table-cell table:style-name="ce3" office:value-type="string">
            <text:p>black wire</text:p>
          </table:table-cell>
          <table:table-cell table:style-name="ce2"/>
          <table:table-cell table:style-name="ce3"/>
          <table:table-cell office:value-type="string">
            <text:p>Black Wire</text:p>
          </table:table-cell>
          <table:table-cell table:number-columns-repeated="998"/>
          <table:table-cell/>
          <table:table-cell table:number-columns-repeated="15"/>
        </table:table-row>
        <table:table-row table:style-name="ro2">
          <table:table-cell office:value-type="float" office:value="34">
            <text:p>34</text:p>
          </table:table-cell>
          <table:table-cell table:number-columns-repeated="3"/>
          <table:table-cell table:style-name="ce4" office:value-type="string">
            <text:p>CONTACT, FEMALE, 30-24AWG, CRIMP </text:p>
          </table:table-cell>
          <table:table-cell office:value-type="string">
            <text:p>molex</text:p>
          </table:table-cell>
          <table:table-cell table:style-name="ce4" office:value-type="string">
            <text:p>55H2477 </text:p>
          </table:table-cell>
          <table:table-cell office:value-type="string">
            <text:p>loose gold connectors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table:number-columns-repeated="3"/>
          <table:table-cell office:value-type="string">
            <text:p>5A fuse</text:p>
          </table:table-cell>
          <table:table-cell/>
          <table:table-cell office:value-type="string">
            <text:p>0448005.MR</text:p>
          </table:table-cell>
          <table:table-cell office:value-type="string">
            <text:p>replacement fuses</text:p>
          </table:table-cell>
          <table:table-cell table:number-columns-repeated="998"/>
          <table:table-cell/>
          <table:table-cell table:number-columns-repeated="15"/>
        </table:table-row>
        <table:table-row table:style-name="ro4">
          <table:table-cell office:value-type="float" office:value="5">
            <text:p>5</text:p>
          </table:table-cell>
          <table:table-cell table:number-columns-repeated="3"/>
          <table:table-cell table:style-name="ce3" office:value-type="string">
            <text:p>TERMINAL BLOCK, PLUGGABLE, 2 POS, 24-12AWG </text:p>
          </table:table-cell>
          <table:table-cell table:style-name="ce2" office:value-type="string">
            <text:p>Molex</text:p>
          </table:table-cell>
          <table:table-cell table:style-name="ce3" office:value-type="string">
            <text:p>39530-0002</text:p>
          </table:table-cell>
          <table:table-cell office:value-type="string">
            <text:p>2pos 5.08mm Pluggable</text:p>
          </table:table-cell>
          <table:table-cell table:number-columns-repeated="998"/>
          <table:table-cell/>
          <table:table-cell table:number-columns-repeated="15"/>
        </table:table-row>
        <table:table-row table:style-name="ro4">
          <table:table-cell office:value-type="float" office:value="1">
            <text:p>1</text:p>
          </table:table-cell>
          <table:table-cell table:number-columns-repeated="3"/>
          <table:table-cell table:style-name="ce3" office:value-type="string">
            <text:p>TERMINAL BLOCK PLUGGABLE, 6POS, 24-12AWG </text:p>
          </table:table-cell>
          <table:table-cell table:style-name="ce2" office:value-type="string">
            <text:p>Molex</text:p>
          </table:table-cell>
          <table:table-cell table:style-name="ce3" office:value-type="string">
            <text:p>39530-0006</text:p>
          </table:table-cell>
          <table:table-cell office:value-type="string">
            <text:p>6pos 5.08mm Pluggable</text:p>
          </table:table-cell>
          <table:table-cell table:number-columns-repeated="998"/>
          <table:table-cell/>
          <table:table-cell table:number-columns-repeated="15"/>
        </table:table-row>
        <table:table-row table:style-name="ro4">
          <table:table-cell office:value-type="float" office:value="10">
            <text:p>10</text:p>
          </table:table-cell>
          <table:table-cell table:number-columns-repeated="3"/>
          <table:table-cell table:style-name="ce3" office:value-type="string">
            <text:p>GOLD CONTACT, FEMALE, 30-24AWG, CRIMP </text:p>
          </table:table-cell>
          <table:table-cell table:style-name="ce2" office:value-type="string">
            <text:p>Molex</text:p>
          </table:table-cell>
          <table:table-cell table:style-name="ce3" office:value-type="string">
            <text:p>16-02-0097 </text:p>
          </table:table-cell>
          <table:table-cell office:value-type="string">
            <text:p>gold crimp on reel</text:p>
          </table:table-cell>
          <table:table-cell table:number-columns-repeated="998"/>
          <table:table-cell/>
          <table:table-cell table:number-columns-repeated="15"/>
        </table:table-row>
        <table:table-row table:style-name="ro3">
          <table:table-cell office:value-type="float" office:value="1">
            <text:p>1</text:p>
          </table:table-cell>
          <table:table-cell table:number-columns-repeated="3"/>
          <table:table-cell table:style-name="ce2" office:value-type="string">
            <text:p>ATO fuse 15A</text:p>
          </table:table-cell>
          <table:table-cell table:style-name="ce2" office:value-type="string">
            <text:p>Littelfuse</text:p>
          </table:table-cell>
          <table:table-cell table:style-name="ce4" office:value-type="string">
            <text:p>0287015.PXCN</text:p>
          </table:table-cell>
          <table:table-cell office:value-type="string">
            <text:p>15A ATO fuse</text:p>
          </table:table-cell>
          <table:table-cell table:number-columns-repeated="998"/>
          <table:table-cell/>
          <table:table-cell table:number-columns-repeated="15"/>
        </table:table-row>
        <table:table-row table:style-name="ro7">
          <table:table-cell office:value-type="float" office:value="6">
            <text:p>6</text:p>
          </table:table-cell>
          <table:table-cell table:number-columns-repeated="3"/>
          <table:table-cell table:style-name="ce3" office:value-type="string">
            <text:p>WIRE-BOARD CONNECTOR RECEPTACLE, 4POS, 2.54MM </text:p>
          </table:table-cell>
          <table:table-cell table:style-name="ce2" office:value-type="string">
            <text:p>Molex</text:p>
          </table:table-cell>
          <table:table-cell table:style-name="ce3" office:value-type="string">
            <text:p>50-57-9404 </text:p>
          </table:table-cell>
          <table:table-cell office:value-type="string">
            <text:p>4P POSITIVE LATCH</text:p>
          </table:table-cell>
          <table:table-cell table:number-columns-repeated="998"/>
          <table:table-cell/>
          <table:table-cell table:number-columns-repeated="15"/>
        </table:table-row>
        <table:table-row table:style-name="ro7">
          <table:table-cell office:value-type="float" office:value="3">
            <text:p>3</text:p>
          </table:table-cell>
          <table:table-cell table:number-columns-repeated="3"/>
          <table:table-cell table:style-name="ce3" office:value-type="string">
            <text:p>WIRE-BOARD CONNECTOR RECEPTACLE, 3POS, 2.54MM </text:p>
          </table:table-cell>
          <table:table-cell table:style-name="ce2" office:value-type="string">
            <text:p>Molex</text:p>
          </table:table-cell>
          <table:table-cell table:style-name="ce3" office:value-type="string">
            <text:p>50-57-9403 </text:p>
          </table:table-cell>
          <table:table-cell office:value-type="string">
            <text:p>3P POSITIVE LATCH</text:p>
          </table:table-cell>
          <table:table-cell table:number-columns-repeated="998"/>
          <table:table-cell/>
          <table:table-cell table:number-columns-repeated="15"/>
        </table:table-row>
        <table:table-row table:style-name="ro7">
          <table:table-cell office:value-type="float" office:value="3">
            <text:p>3</text:p>
          </table:table-cell>
          <table:table-cell table:number-columns-repeated="3"/>
          <table:table-cell table:style-name="ce3" office:value-type="string">
            <text:p>WIRE-BOARD CONNECTOR RECEPTACLE, 2POS, 2.54MM </text:p>
          </table:table-cell>
          <table:table-cell table:style-name="ce2" office:value-type="string">
            <text:p>Molex</text:p>
          </table:table-cell>
          <table:table-cell table:style-name="ce3" office:value-type="string">
            <text:p>50-57-9402 </text:p>
          </table:table-cell>
          <table:table-cell office:value-type="string">
            <text:p>2P POSITIVE LATCH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style-name="ce2" office:value-type="string">
            <text:p>TERMINAL FEMALE DISCONNECT 3.18MM VIOLET</text:p>
          </table:table-cell>
          <table:table-cell table:style-name="ce2" office:value-type="string">
            <text:p>TE</text:p>
          </table:table-cell>
          <table:table-cell table:style-name="ce2" office:value-type="string">
            <text:p>7-520366-2</text:p>
          </table:table-cell>
          <table:table-cell office:value-type="string">
            <text:p>ULTRA-FAST RECEPT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2" office:value-type="string">
            <text:p>microswitches</text:p>
          </table:table-cell>
          <table:table-cell table:style-name="ce2" office:value-type="string">
            <text:p>Omron</text:p>
          </table:table-cell>
          <table:table-cell table:style-name="ce2" office:value-type="string">
            <text:p>SS-3GL13PT</text:p>
          </table:table-cell>
          <table:table-cell office:value-type="string">
            <text:p>microswitches</text:p>
          </table:table-cell>
          <table:table-cell table:number-columns-repeated="998"/>
          <table:table-cell/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table:style-name="ce2" office:value-type="string">
            <text:p>USB A-B cable</text:p>
          </table:table-cell>
          <table:table-cell table:style-name="ce2" table:number-columns-repeated="2"/>
          <table:table-cell table:style-name="ce2" office:value-type="string">
            <text:p>USB A-B cable</text:p>
          </table:table-cell>
          <table:table-cell table:number-columns-repeated="998"/>
          <table:table-cell/>
          <table:table-cell table:number-columns-repeated="15"/>
        </table:table-row>
        <table:table-row table:style-name="ro1" table:number-rows-repeated="104849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10/30/2013</text:date>, <text:time>16:3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30T14:53:35.34</meta:creation-date>
    <dc:date>2013-10-30T16:30:18.88</dc:date>
    <meta:editing-duration>PT25M44S</meta:editing-duration>
    <meta:editing-cycles>2</meta:editing-cycles>
    <meta:generator>LibreOffice/3.4$Win32 LibreOffice_project/340m1$Build-203</meta:generator>
    <meta:document-statistic meta:table-count="3" meta:cell-count="650" meta:object-count="0"/>
  </office:meta>
</office:document-meta>
</file>